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1.1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58cm" fo:min-width="0cm"/>
    </style:style>
    <style:style style:name="gr4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37cm" fo:min-width="0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28cm" fo:min-width="0.111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928cm" fo:min-width="0cm"/>
    </style:style>
    <style:style style:name="gr7" style:family="graphic" style:parent-style-name="standard">
      <style:graphic-properties svg:stroke-color="#000000" draw:fill-color="#ef413d" draw:textarea-horizontal-align="justify" draw:textarea-vertical-align="middle" draw:auto-grow-height="false" fo:min-height="0.05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ef413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cm" svg:height="1.6cm" svg:x="3.3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4.9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1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9.7cm" svg:y="10.5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1.063cm" svg:height="0.421cm" draw:transform="rotate (-1.10706234454) translate (4.04790179440139cm 10.6900091640473cm)" svg:viewBox="0 0 1064 422" svg:d="M0 414c352 35 754-47 994-332l70-82">
          <text:p/>
        </draw:path>
        <draw:polyline draw:style-name="gr2" draw:text-style-name="P1" draw:layer="layout" svg:width="0.909cm" svg:height="0.051cm" draw:transform="rotate (-2.15687788961459) translate (4.29168697841965cm 10.9577755586752cm)" svg:viewBox="0 0 910 52" draw:points="0,7 345,0 697,52 910,38">
          <text:p/>
        </draw:polyline>
        <draw:polyline draw:style-name="gr2" draw:text-style-name="P1" draw:layer="layout" svg:width="1.009cm" svg:height="0.074cm" draw:transform="rotate (-0.785398163397448) translate (5.318cm 10.954cm)" svg:viewBox="0 0 1010 75" draw:points="0,0 356,19 748,75 1010,74">
          <text:p/>
        </draw:polyline>
        <draw:polyline draw:style-name="gr2" draw:text-style-name="P1" draw:layer="layout" svg:width="1.146cm" svg:height="0.067cm" draw:transform="rotate (-2.29842409195133) translate (6.02778900389169cm 10.9175634898114cm)" svg:viewBox="0 0 1147 68" draw:points="0,64 394,68 844,57 1147,0">
          <text:p/>
        </draw:polyline>
        <draw:path draw:style-name="gr2" draw:text-style-name="P1" draw:layer="layout" svg:width="1.22cm" svg:height="0.114cm" draw:transform="skewX (0.242077167251613) rotate (-0.661828852356251) translate (6.80584496156558cm 10.8953988167126cm)" svg:viewBox="0 0 1221 115" svg:d="M0 7c314-43 599 124 912 107l294-14 15-15">
          <text:p/>
        </draw:path>
        <draw:polyline draw:style-name="gr2" draw:text-style-name="P1" draw:layer="layout" svg:width="0.99cm" svg:height="0.055cm" draw:transform="rotate (-2.35619449019235) translate (7.6065cm 10.9675cm)" svg:viewBox="0 0 991 56" draw:points="0,56 448,56 805,37 991,0">
          <text:p/>
        </draw:polyline>
        <draw:custom-shape draw:style-name="gr3" draw:text-style-name="P2" draw:layer="layout" svg:width="0.611cm" svg:height="1.224cm" draw:transform="rotate (-1.0471975511966) translate (8.658cm 11.47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244cm" svg:height="0.487cm" draw:transform="rotate (-1.0471975511966) translate (8.114cm 11.635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611cm" svg:height="2.179cm" draw:transform="rotate (-1.0471975511966) translate (10.544cm 12.08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1" draw:layer="layout" svg:width="0.245cm" svg:height="2.179cm" draw:transform="rotate (-1.0471975511966) translate (10.633cm 12.243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4" draw:layer="layout" svg:width="0.489cm" svg:height="0.299cm" draw:transform="rotate (-1.0471975511966) translate (10.834cm 13.22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8" draw:text-style-name="P1" draw:layer="layout" svg:x1="11.3cm" svg:y1="10.5cm" svg:x2="12.1cm" svg:y2="10.5cm">
          <text:p/>
        </draw:line>
        <draw:line draw:style-name="gr8" draw:text-style-name="P1" draw:layer="layout" svg:x1="11.3cm" svg:y1="12.1cm" svg:x2="12.1cm" svg:y2="12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00:34:43.846289223</meta:creation-date>
    <dc:date>2019-11-06T01:24:33.662200189</dc:date>
    <meta:editing-duration>PT19M10S</meta:editing-duration>
    <meta:editing-cycles>4</meta:editing-cycles>
    <meta:generator>LibreOffice/6.0.7.3$Linux_X86_64 LibreOffice_project/00m0$Build-3</meta:generator>
    <meta:document-statistic meta:object-count="18"/>
  </office:meta>
</office:document-meta>
</file>